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ToEnum.StringToEnum( Class &lt; T &gt; enum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ToEnumConverterFactory.getConverter( Class &lt; T &gt;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ToEnum.convert( String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